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11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339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8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table-column table:style-name="co1" table:default-cell-style-name="Default"/>
        <table:table-column table:style-name="co2" table:default-cell-style-name="ce17"/>
        <table:table-column table:style-name="co3" table:number-columns-repeated="2" table:default-cell-style-name="ce17"/>
        <table:table-column table:style-name="co3" table:number-columns-repeated="1020" table:default-cell-style-name="Default"/>
        <table:table-row table:style-name="ro1">
          <table:table-cell table:style-name="ce15" office:value-type="string" calcext:value-type="string">
            <text:p>Variable</text:p>
          </table:table-cell>
          <table:table-cell table:style-name="ce16" office:value-type="string" calcext:value-type="string">
            <text:p>Pr(&gt;|t|)</text:p>
          </table:table-cell>
          <table:table-cell table:style-name="ce16" office:value-type="string" calcext:value-type="string">
            <text:p>T-value </text:p>
          </table:table-cell>
          <table:table-cell table:style-name="ce16" office:value-type="string" calcext:value-type="string">
            <text:p>Std. Error </text:p>
          </table:table-cell>
          <table:table-cell table:style-name="ce15" office:value-type="string" calcext:value-type="string">
            <text:p>Estimate</text:p>
          </table:table-cell>
          <table:table-cell table:style-name="ce15" table:number-columns-repeated="1019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&lt;2e-16</text:p>
          </table:table-cell>
          <table:table-cell office:value-type="float" office:value="17.499" calcext:value-type="float">
            <text:p>1.75E+01</text:p>
          </table:table-cell>
          <table:table-cell office:value-type="float" office:value="0.0642995" calcext:value-type="float">
            <text:p>6.43E-02</text:p>
          </table:table-cell>
          <table:table-cell office:value-type="float" office:value="1.1251645" calcext:value-type="float">
            <text:p>1.12516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string" calcext:value-type="string">
            <text:p>&lt;2e-16</text:p>
          </table:table-cell>
          <table:table-cell office:value-type="float" office:value="16.825" calcext:value-type="float">
            <text:p>1.68E+01</text:p>
          </table:table-cell>
          <table:table-cell office:value-type="float" office:value="0.005352" calcext:value-type="float">
            <text:p>5.35E-03</text:p>
          </table:table-cell>
          <table:table-cell office:value-type="float" office:value="0.0900475" calcext:value-type="float">
            <text:p>0.0900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water used</text:p>
          </table:table-cell>
          <table:table-cell table:style-name="ce18" office:value-type="string" calcext:value-type="string">
            <text:p>0.7294</text:p>
          </table:table-cell>
          <table:table-cell office:value-type="float" office:value="-0.346" calcext:value-type="float">
            <text:p>-3.46E-01</text:p>
          </table:table-cell>
          <table:table-cell office:value-type="float" office:value="0.0067354" calcext:value-type="float">
            <text:p>6.74E-03</text:p>
          </table:table-cell>
          <table:table-cell office:value-type="float" office:value="-0.0023301" calcext:value-type="float">
            <text:p>-0.0023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tractor passes</text:p>
          </table:table-cell>
          <table:table-cell office:value-type="float" office:value="0.5218" calcext:value-type="float">
            <text:p>5.22E-01</text:p>
          </table:table-cell>
          <table:table-cell office:value-type="float" office:value="-0.641" calcext:value-type="float">
            <text:p>-6.41E-01</text:p>
          </table:table-cell>
          <table:table-cell office:value-type="float" office:value="0.1039408" calcext:value-type="float">
            <text:p>1.04E-01</text:p>
          </table:table-cell>
          <table:table-cell office:value-type="float" office:value="-0.0665902" calcext:value-type="float">
            <text:p>-0.06659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ynthetic nitrogen applied</text:p>
          </table:table-cell>
          <table:table-cell office:value-type="float" office:value="0.3954" calcext:value-type="float">
            <text:p>3.95E-01</text:p>
          </table:table-cell>
          <table:table-cell office:value-type="float" office:value="-0.85" calcext:value-type="float">
            <text:p>-8.50E-01</text:p>
          </table:table-cell>
          <table:table-cell office:value-type="float" office:value="0.0248254" calcext:value-type="float">
            <text:p>2.48E-02</text:p>
          </table:table-cell>
          <table:table-cell office:value-type="float" office:value="-0.021098" calcext:value-type="float">
            <text:p>-0.0210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organic nitrogen applied</text:p>
          </table:table-cell>
          <table:table-cell office:value-type="float" office:value="0.6458" calcext:value-type="float">
            <text:p>6.46E-01</text:p>
          </table:table-cell>
          <table:table-cell office:value-type="float" office:value="0.46" calcext:value-type="float">
            <text:p>4.60E-01</text:p>
          </table:table-cell>
          <table:table-cell office:value-type="float" office:value="0.0251302" calcext:value-type="float">
            <text:p>2.51E-02</text:p>
          </table:table-cell>
          <table:table-cell office:value-type="float" office:value="0.0115494" calcext:value-type="float">
            <text:p>0.0115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synthetic fertiliser applied</text:p>
          </table:table-cell>
          <table:table-cell office:value-type="float" office:value="0.6657" calcext:value-type="float">
            <text:p>6.66E-01</text:p>
          </table:table-cell>
          <table:table-cell office:value-type="float" office:value="0.432" calcext:value-type="float">
            <text:p>4.32E-01</text:p>
          </table:table-cell>
          <table:table-cell office:value-type="float" office:value="0.0125565" calcext:value-type="float">
            <text:p>1.26E-02</text:p>
          </table:table-cell>
          <table:table-cell office:value-type="float" office:value="0.0054254" calcext:value-type="float">
            <text:p>0.0054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organic fertiliser applied</text:p>
          </table:table-cell>
          <table:table-cell office:value-type="float" office:value="0.1319" calcext:value-type="float">
            <text:p>1.32E-01</text:p>
          </table:table-cell>
          <table:table-cell office:value-type="float" office:value="-1.507" calcext:value-type="float">
            <text:p>-1.51E+00</text:p>
          </table:table-cell>
          <table:table-cell office:value-type="float" office:value="0.0119626" calcext:value-type="float">
            <text:p>1.20E-02</text:p>
          </table:table-cell>
          <table:table-cell office:value-type="float" office:value="-0.0180241" calcext:value-type="float">
            <text:p>-0.0180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ashing number of times passes per year</text:p>
          </table:table-cell>
          <table:table-cell office:value-type="float" office:value="0.5551" calcext:value-type="float">
            <text:p>5.55E-01</text:p>
          </table:table-cell>
          <table:table-cell office:value-type="float" office:value="0.59" calcext:value-type="float">
            <text:p>5.90E-01</text:p>
          </table:table-cell>
          <table:table-cell office:value-type="float" office:value="0.1040865" calcext:value-type="float">
            <text:p>1.04E-01</text:p>
          </table:table-cell>
          <table:table-cell office:value-type="float" office:value="0.0614265" calcext:value-type="float">
            <text:p>0.06142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gicide spraying number of times passes per year</text:p>
          </table:table-cell>
          <table:table-cell office:value-type="float" office:value="0.5171" calcext:value-type="float">
            <text:p>5.17E-01</text:p>
          </table:table-cell>
          <table:table-cell office:value-type="float" office:value="0.648" calcext:value-type="float">
            <text:p>6.48E-01</text:p>
          </table:table-cell>
          <table:table-cell office:value-type="float" office:value="0.1039972" calcext:value-type="float">
            <text:p>1.04E-01</text:p>
          </table:table-cell>
          <table:table-cell office:value-type="float" office:value="0.0673794" calcext:value-type="float">
            <text:p>0.06737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bicide spraying number of times passes per year</text:p>
          </table:table-cell>
          <table:table-cell office:value-type="float" office:value="0.4894" calcext:value-type="float">
            <text:p>4.89E-01</text:p>
          </table:table-cell>
          <table:table-cell office:value-type="float" office:value="0.691" calcext:value-type="float">
            <text:p>6.91E-01</text:p>
          </table:table-cell>
          <table:table-cell office:value-type="float" office:value="0.1039081" calcext:value-type="float">
            <text:p>1.04E-01</text:p>
          </table:table-cell>
          <table:table-cell office:value-type="float" office:value="0.0718345" calcext:value-type="float">
            <text:p>0.0718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ecticide spraying number of times passes per year</text:p>
          </table:table-cell>
          <table:table-cell office:value-type="float" office:value="0.6117" calcext:value-type="float">
            <text:p>6.12E-01</text:p>
          </table:table-cell>
          <table:table-cell office:value-type="float" office:value="0.508" calcext:value-type="float">
            <text:p>5.08E-01</text:p>
          </table:table-cell>
          <table:table-cell office:value-type="float" office:value="0.1037778" calcext:value-type="float">
            <text:p>1.04E-01</text:p>
          </table:table-cell>
          <table:table-cell office:value-type="float" office:value="0.0526812" calcext:value-type="float">
            <text:p>0.0526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nitrogen applied</text:p>
          </table:table-cell>
          <table:table-cell office:value-type="float" office:value="0.6544" calcext:value-type="float">
            <text:p>6.54E-01</text:p>
          </table:table-cell>
          <table:table-cell office:value-type="float" office:value="-0.448" calcext:value-type="float">
            <text:p>-4.48E-01</text:p>
          </table:table-cell>
          <table:table-cell office:value-type="float" office:value="0.0269705" calcext:value-type="float">
            <text:p>2.70E-02</text:p>
          </table:table-cell>
          <table:table-cell office:value-type="float" office:value="-0.0120761" calcext:value-type="float">
            <text:p>-0.01207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fertiliser applied</text:p>
          </table:table-cell>
          <table:table-cell office:value-type="float" office:value="0.0479" calcext:value-type="float">
            <text:p>4.79E-02</text:p>
          </table:table-cell>
          <table:table-cell office:value-type="float" office:value="1.979" calcext:value-type="float">
            <text:p>1.98E+00</text:p>
          </table:table-cell>
          <table:table-cell office:value-type="float" office:value="0.0141879" calcext:value-type="float">
            <text:p>1.42E-02</text:p>
          </table:table-cell>
          <table:table-cell office:value-type="float" office:value="0.0280715" calcext:value-type="float">
            <text:p>0.028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string" calcext:value-type="string">
            <text:p>&lt;2e-16</text:p>
          </table:table-cell>
          <table:table-cell office:value-type="float" office:value="-38.774" calcext:value-type="float">
            <text:p>-3.88E+01</text:p>
          </table:table-cell>
          <table:table-cell office:value-type="float" office:value="0.0006133" calcext:value-type="float">
            <text:p>6.13E-04</text:p>
          </table:table-cell>
          <table:table-cell office:value-type="float" office:value="-0.0237813" calcext:value-type="float">
            <text:p>-0.02378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string" calcext:value-type="string">
            <text:p>&lt;2e-16</text:p>
          </table:table-cell>
          <table:table-cell office:value-type="float" office:value="17.181" calcext:value-type="float">
            <text:p>1.72E+01</text:p>
          </table:table-cell>
          <table:table-cell office:value-type="float" office:value="0.0016876" calcext:value-type="float">
            <text:p>1.69E-03</text:p>
          </table:table-cell>
          <table:table-cell office:value-type="float" office:value="0.0289949" calcext:value-type="float">
            <text:p>0.0289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synthetic nitrogen applied</text:p>
          </table:table-cell>
          <table:table-cell office:value-type="float" office:value="0.2072" calcext:value-type="float">
            <text:p>2.07E-01</text:p>
          </table:table-cell>
          <table:table-cell office:value-type="float" office:value="1.261" calcext:value-type="float">
            <text:p>1.26E+00</text:p>
          </table:table-cell>
          <table:table-cell office:value-type="float" office:value="0.0057351" calcext:value-type="float">
            <text:p>5.74E-03</text:p>
          </table:table-cell>
          <table:table-cell office:value-type="float" office:value="0.0072346" calcext:value-type="float">
            <text:p>0.007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organic nitrogen applied</text:p>
          </table:table-cell>
          <table:table-cell office:value-type="float" office:value="0.732" calcext:value-type="float">
            <text:p>7.32E-01</text:p>
          </table:table-cell>
          <table:table-cell office:value-type="float" office:value="-0.342" calcext:value-type="float">
            <text:p>-3.42E-01</text:p>
          </table:table-cell>
          <table:table-cell office:value-type="float" office:value="0.00567" calcext:value-type="float">
            <text:p>5.67E-03</text:p>
          </table:table-cell>
          <table:table-cell office:value-type="float" office:value="-0.0019415" calcext:value-type="float">
            <text:p>-0.0019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synthetic fertiliser applied</text:p>
          </table:table-cell>
          <table:table-cell office:value-type="float" office:value="0.6562" calcext:value-type="float">
            <text:p>6.56E-01</text:p>
          </table:table-cell>
          <table:table-cell office:value-type="float" office:value="0.445" calcext:value-type="float">
            <text:p>4.45E-01</text:p>
          </table:table-cell>
          <table:table-cell office:value-type="float" office:value="0.0030764" calcext:value-type="float">
            <text:p>3.08E-03</text:p>
          </table:table-cell>
          <table:table-cell office:value-type="float" office:value="0.0013696" calcext:value-type="float">
            <text:p>0.0013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organic fertiliser applied</text:p>
          </table:table-cell>
          <table:table-cell office:value-type="float" office:value="0.0692" calcext:value-type="float">
            <text:p>6.92E-02</text:p>
          </table:table-cell>
          <table:table-cell office:value-type="float" office:value="1.817" calcext:value-type="float">
            <text:p>1.82E+00</text:p>
          </table:table-cell>
          <table:table-cell office:value-type="float" office:value="0.0027468" calcext:value-type="float">
            <text:p>2.75E-03</text:p>
          </table:table-cell>
          <table:table-cell office:value-type="float" office:value="0.0049921" calcext:value-type="float">
            <text:p>0.00499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</table:table>
      <table:table table:name="Table 2" table:style-name="ta1">
        <table:table-column table:style-name="co3" table:number-columns-repeated="1024" table:default-cell-style-name="Default"/>
        <table:table-row table:style-name="ro1">
          <table:table-cell table:style-name="ce15" office:value-type="string" calcext:value-type="string">
            <text:p>Variable</text:p>
          </table:table-cell>
          <table:table-cell table:style-name="ce15" office:value-type="string" calcext:value-type="string">
            <text:p>Estimate</text:p>
          </table:table-cell>
          <table:table-cell table:style-name="ce15" office:value-type="string" calcext:value-type="string">
            <text:p>Std. Error </text:p>
          </table:table-cell>
          <table:table-cell table:style-name="ce15" office:value-type="string" calcext:value-type="string">
            <text:p>T-value</text:p>
          </table:table-cell>
          <table:table-cell table:style-name="ce15" office:value-type="string" calcext:value-type="string">
            <text:p>Pr&gt;|t|</text:p>
          </table:table-cell>
          <table:table-cell table:style-name="ce15" table:number-columns-repeated="1019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1.1320268" calcext:value-type="float">
            <text:p>1.1320268</text:p>
          </table:table-cell>
          <table:table-cell office:value-type="float" office:value="0.0642067" calcext:value-type="float">
            <text:p>0.0642067</text:p>
          </table:table-cell>
          <table:table-cell office:value-type="float" office:value="17.631" calcext:value-type="float">
            <text:p>17.631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float" office:value="0.0889966" calcext:value-type="float">
            <text:p>0.0889966</text:p>
          </table:table-cell>
          <table:table-cell office:value-type="float" office:value="0.0053378" calcext:value-type="float">
            <text:p>0.0053378</text:p>
          </table:table-cell>
          <table:table-cell office:value-type="float" office:value="16.673" calcext:value-type="float">
            <text:p>16.673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water used</text:p>
          </table:table-cell>
          <table:table-cell office:value-type="float" office:value="0.0020878" calcext:value-type="float">
            <text:p>0.0020878</text:p>
          </table:table-cell>
          <table:table-cell office:value-type="float" office:value="0.0066645" calcext:value-type="float">
            <text:p>0.0066645</text:p>
          </table:table-cell>
          <table:table-cell office:value-type="float" office:value="0.313" calcext:value-type="float">
            <text:p>0.313</text:p>
          </table:table-cell>
          <table:table-cell office:value-type="float" office:value="0.754084" calcext:value-type="float">
            <text:p>0.754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fertiliser applied</text:p>
          </table:table-cell>
          <table:table-cell office:value-type="float" office:value="0.0040541" calcext:value-type="float">
            <text:p>0.0040541</text:p>
          </table:table-cell>
          <table:table-cell office:value-type="float" office:value="0.0011234" calcext:value-type="float">
            <text:p>0.0011234</text:p>
          </table:table-cell>
          <table:table-cell office:value-type="float" office:value="3.609" calcext:value-type="float">
            <text:p>3.609</text:p>
          </table:table-cell>
          <table:table-cell office:value-type="float" office:value="0.000311" calcext:value-type="float">
            <text:p>0.000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float" office:value="-0.0238219" calcext:value-type="float">
            <text:p>-0.0238219</text:p>
          </table:table-cell>
          <table:table-cell office:value-type="float" office:value="0.0006112" calcext:value-type="float">
            <text:p>0.0006112</text:p>
          </table:table-cell>
          <table:table-cell office:value-type="float" office:value="-38.973" calcext:value-type="float">
            <text:p>-38.973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float" office:value="0.028473" calcext:value-type="float">
            <text:p>0.028473</text:p>
          </table:table-cell>
          <table:table-cell office:value-type="float" office:value="0.0016671" calcext:value-type="float">
            <text:p>0.0016671</text:p>
          </table:table-cell>
          <table:table-cell office:value-type="float" office:value="17.079" calcext:value-type="float">
            <text:p>17.079</text:p>
          </table:table-cell>
          <table:table-cell office:value-type="string" calcext:value-type="string">
            <text:p>&lt;2.00E-16 </text:p>
          </table:table-cell>
          <table:table-cell table:number-columns-repeated="1019"/>
        </table:table-row>
      </table:table>
      <table:table table:name="Table 3" table:style-name="ta1"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T-value</text:p>
          </table:table-cell>
          <table:table-cell office:value-type="string" calcext:value-type="string">
            <text:p>Pr(&gt;|t|)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5.551638" calcext:value-type="float">
            <text:p>5.551638</text:p>
          </table:table-cell>
          <table:table-cell office:value-type="float" office:value="0.184025" calcext:value-type="float">
            <text:p>0.184025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total emissions</text:p>
          </table:table-cell>
          <table:table-cell office:value-type="float" office:value="0.242906" calcext:value-type="float">
            <text:p>0.242906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15.93" calcext:value-type="float">
            <text:p>15.93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water used</text:p>
          </table:table-cell>
          <table:table-cell office:value-type="float" office:value="-0.773733" calcext:value-type="float">
            <text:p>-0.773733</text:p>
          </table:table-cell>
          <table:table-cell office:value-type="float" office:value="0.019208" calcext:value-type="float">
            <text:p>0.019208</text:p>
          </table:table-cell>
          <table:table-cell office:value-type="float" office:value="-40.28" calcext:value-type="float">
            <text:p>-40.28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total emissions / log area harvested</text:p>
          </table:table-cell>
          <table:table-cell office:value-type="float" office:value="-0.095304" calcext:value-type="float">
            <text:p>-0.095304</text:p>
          </table:table-cell>
          <table:table-cell office:value-type="float" office:value="0.00172" calcext:value-type="float">
            <text:p>0.00172</text:p>
          </table:table-cell>
          <table:table-cell office:value-type="float" office:value="-55.4" calcext:value-type="float">
            <text:p>-55.4</text:p>
          </table:table-cell>
          <table:table-cell office:value-type="string" calcext:value-type="string">
            <text:p>&lt;2e-16</text:p>
          </table:table-cell>
        </table:table-row>
        <table:table-row table:style-name="ro1">
          <table:table-cell office:value-type="string" calcext:value-type="string">
            <text:p>log area harvested / log water used</text:p>
          </table:table-cell>
          <table:table-cell office:value-type="float" office:value="0.203021" calcext:value-type="float">
            <text:p>0.20302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&lt;2e-16</text:p>
          </table:table-cell>
        </table:table-row>
      </table:table>
      <table:table table:name="Table 4" table:style-name="ta1">
        <table:table-column table:style-name="co3" table:number-columns-repeated="5" table:default-cell-style-name="Default"/>
        <table:table-row table:style-name="ro1">
          <table:table-cell table:style-name="ce15" office:value-type="string" calcext:value-type="string">
            <text:p>CP</text:p>
          </table:table-cell>
          <table:table-cell table:style-name="ce15" office:value-type="string" calcext:value-type="string">
            <text:p>N-split</text:p>
          </table:table-cell>
          <table:table-cell table:style-name="ce15" office:value-type="string" calcext:value-type="string">
            <text:p>rel error</text:p>
          </table:table-cell>
          <table:table-cell table:style-name="ce15" office:value-type="string" calcext:value-type="string">
            <text:p>xerror</text:p>
          </table:table-cell>
          <table:table-cell table:style-name="ce15" office:value-type="string" calcext:value-type="string">
            <text:p>xstd</text:p>
          </table:table-cell>
        </table:table-row>
        <table:table-row table:style-name="ro1">
          <table:table-cell office:value-type="float" office:value="0.060795" calcext:value-type="float">
            <text:p>0.0607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8562" calcext:value-type="float">
            <text:p>0.0078562</text:p>
          </table:table-cell>
        </table:table-row>
        <table:table-row table:style-name="ro1">
          <table:table-cell office:value-type="float" office:value="0.022443" calcext:value-type="float">
            <text:p>0.022443</text:p>
          </table:table-cell>
          <table:table-cell office:value-type="float" office:value="1" calcext:value-type="float">
            <text:p>1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3807" calcext:value-type="float">
            <text:p>0.93807</text:p>
          </table:table-cell>
          <table:table-cell office:value-type="float" office:value="0.0084153" calcext:value-type="float">
            <text:p>0.0084153</text:p>
          </table:table-cell>
        </table:table-row>
        <table:table-row table:style-name="ro1">
          <table:table-cell office:value-type="float" office:value="0.014205" calcext:value-type="float">
            <text:p>0.014205</text:p>
          </table:table-cell>
          <table:table-cell office:value-type="float" office:value="3" calcext:value-type="float">
            <text:p>3</text:p>
          </table:table-cell>
          <table:table-cell office:value-type="float" office:value="0.89432" calcext:value-type="float">
            <text:p>0.89432</text:p>
          </table:table-cell>
          <table:table-cell office:value-type="float" office:value="0.89261" calcext:value-type="float">
            <text:p>0.89261</text:p>
          </table:table-cell>
          <table:table-cell office:value-type="float" office:value="0.0087412" calcext:value-type="float">
            <text:p>0.00874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88011" calcext:value-type="float">
            <text:p>0.88011</text:p>
          </table:table-cell>
          <table:table-cell office:value-type="float" office:value="0.87756" calcext:value-type="float">
            <text:p>0.87756</text:p>
          </table:table-cell>
          <table:table-cell office:value-type="float" office:value="0.008835" calcext:value-type="float">
            <text:p>0.008835</text:p>
          </table:table-cell>
        </table:table-row>
      </table:table>
      <table:table table:name="Table 5" table:style-name="ta1">
        <table:table-column table:style-name="co3" table:default-cell-style-name="Default"/>
        <table:table-column table:style-name="co3" table:default-cell-style-name="ce15"/>
        <table:table-column table:style-name="co3" table:number-columns-repeated="4" table:default-cell-style-name="Default"/>
        <table:table-row table:style-name="ro1">
          <table:table-cell/>
          <table:table-cell table:style-name="ce20" office:value-type="string" calcext:value-type="string" table:number-columns-spanned="5" table:number-rows-spanned="1">
            <text:p>Predicted</text:p>
          </table:table-cell>
          <table:covered-table-cell table:number-columns-repeated="3" table:style-name="ce15"/>
          <table:covered-table-cell/>
        </table:table-row>
        <table:table-row table:style-name="ro1">
          <table:table-cell table:style-name="ce19" office:value-type="string" calcext:value-type="string" table:number-columns-spanned="1" table:number-rows-spanned="5">
            <text:p>Actual</text:p>
          </table:table-cell>
          <table:table-cell table:style-name="Default"/>
          <table:table-cell table:style-name="ce15" office:value-type="string" calcext:value-type="string">
            <text:p>Damp</text:p>
          </table:table-cell>
          <table:table-cell table:style-name="ce15" office:value-type="string" calcext:value-type="string">
            <text:p>Dry</text:p>
          </table:table-cell>
          <table:table-cell table:style-name="ce15" office:value-type="string" calcext:value-type="string">
            <text:p>Very Dry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covered-table-cell/>
          <table:table-cell office:value-type="string" calcext:value-type="string">
            <text:p>Damp</text:p>
          </table:table-cell>
          <table:table-cell office:value-type="float" office:value="206" calcext:value-type="float">
            <text:p>20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SUM([.C3:.E3])" office:value-type="float" office:value="287" calcext:value-type="float">
            <text:p>287</text:p>
          </table:table-cell>
        </table:table-row>
        <table:table-row table:style-name="ro1">
          <table:covered-table-cell/>
          <table:table-cell office:value-type="string" calcext:value-type="string">
            <text:p>Dry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Very Dry</text:p>
          </table:table-cell>
          <table:table-cell office:value-type="float" office:value="814" calcext:value-type="float">
            <text:p>814</text:p>
          </table:table-cell>
          <table:table-cell office:value-type="float" office:value="1006" calcext:value-type="float">
            <text:p>1006</text:p>
          </table:table-cell>
          <table:table-cell office:value-type="float" office:value="2895" calcext:value-type="float">
            <text:p>2895</text:p>
          </table:table-cell>
          <table:table-cell table:formula="of:=SUM([.C5:.E5])" office:value-type="float" office:value="4715" calcext:value-type="float">
            <text:p>471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5])" office:value-type="float" office:value="1020" calcext:value-type="float">
            <text:p>1020</text:p>
          </table:table-cell>
          <table:table-cell table:formula="of:=SUM([.D3:.D5])" office:value-type="float" office:value="1040" calcext:value-type="float">
            <text:p>1040</text:p>
          </table:table-cell>
          <table:table-cell table:formula="of:=SUM([.E3:.E5])" office:value-type="float" office:value="2942" calcext:value-type="float">
            <text:p>2942</text:p>
          </table:table-cell>
          <table:table-cell table:formula="of:=SUM([.C6:.E6])" office:value-type="float" office:value="5002" calcext:value-type="float">
            <text:p>5002</text:p>
          </table:table-cell>
        </table:table-row>
      </table:table>
      <table:table table:name="Table 6" table:style-name="ta1">
        <table:table-column table:style-name="co3" table:default-cell-style-name="Default"/>
        <table:table-column table:style-name="co3" table:default-cell-style-name="ce15"/>
        <table:table-column table:style-name="co3" table:number-columns-repeated="5" table:default-cell-style-name="Default"/>
        <table:table-row table:style-name="ro1">
          <table:table-cell/>
          <table:table-cell table:style-name="ce21" office:value-type="string" calcext:value-type="string" table:number-columns-spanned="6" table:number-rows-spanned="1">
            <text:p>Predicted</text:p>
          </table:table-cell>
          <table:covered-table-cell table:number-columns-repeated="3" table:style-name="ce15"/>
          <table:covered-table-cell table:number-columns-repeated="2"/>
        </table:table-row>
        <table:table-row table:style-name="ro1">
          <table:table-cell table:style-name="ce19" office:value-type="string" calcext:value-type="string" table:number-columns-spanned="1" table:number-rows-spanned="6">
            <text:p>Actual</text:p>
          </table:table-cell>
          <table:table-cell table:style-name="Default"/>
          <table:table-cell table:style-name="ce15" office:value-type="string" calcext:value-type="string">
            <text:p>Cool</text:p>
          </table:table-cell>
          <table:table-cell table:style-name="ce15" office:value-type="string" calcext:value-type="string">
            <text:p>Hot</text:p>
          </table:table-cell>
          <table:table-cell table:style-name="ce15" office:value-type="string" calcext:value-type="string">
            <text:p>Mild</text:p>
          </table:table-cell>
          <table:table-cell table:style-name="ce15" office:value-type="string" calcext:value-type="string">
            <text:p>Warm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covered-table-cell/>
          <table:table-cell office:value-type="string" calcext:value-type="string">
            <text:p>Cool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SUM([.C3:.F3])" office:value-type="float" office:value="236" calcext:value-type="float">
            <text:p>236</text:p>
          </table:table-cell>
        </table:table-row>
        <table:table-row table:style-name="ro1">
          <table:covered-table-cell/>
          <table:table-cell office:value-type="string" calcext:value-type="string">
            <text:p>Hot</text:p>
          </table:table-cell>
          <table:table-cell office:value-type="float" office:value="102" calcext:value-type="float">
            <text:p>102</text:p>
          </table:table-cell>
          <table:table-cell office:value-type="float" office:value="875" calcext:value-type="float">
            <text:p>875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formula="of:=SUM([.C4:.F4])" office:value-type="float" office:value="1262" calcext:value-type="float">
            <text:p>1262</text:p>
          </table:table-cell>
        </table:table-row>
        <table:table-row table:style-name="ro1">
          <table:covered-table-cell/>
          <table:table-cell office:value-type="string" calcext:value-type="string">
            <text:p>Mild</text:p>
          </table:table-cell>
          <table:table-cell office:value-type="float" office:value="409" calcext:value-type="float">
            <text:p>409</text:p>
          </table:table-cell>
          <table:table-cell office:value-type="float" office:value="62" calcext:value-type="float">
            <text:p>62</text:p>
          </table:table-cell>
          <table:table-cell office:value-type="float" office:value="699" calcext:value-type="float">
            <text:p>699</text:p>
          </table:table-cell>
          <table:table-cell office:value-type="float" office:value="311" calcext:value-type="float">
            <text:p>311</text:p>
          </table:table-cell>
          <table:table-cell table:formula="of:=SUM([.C5:.F5])" office:value-type="float" office:value="1481" calcext:value-type="float">
            <text:p>1481</text:p>
          </table:table-cell>
        </table:table-row>
        <table:table-row table:style-name="ro1">
          <table:covered-table-cell/>
          <table:table-cell office:value-type="string" calcext:value-type="string">
            <text:p>Warm</text:p>
          </table:table-cell>
          <table:table-cell office:value-type="float" office:value="570" calcext:value-type="float">
            <text:p>570</text:p>
          </table:table-cell>
          <table:table-cell office:value-type="float" office:value="119" calcext:value-type="float">
            <text:p>119</text:p>
          </table:table-cell>
          <table:table-cell office:value-type="float" office:value="567" calcext:value-type="float">
            <text:p>567</text:p>
          </table:table-cell>
          <table:table-cell office:value-type="float" office:value="767" calcext:value-type="float">
            <text:p>767</text:p>
          </table:table-cell>
          <table:table-cell table:formula="of:=SUM([.C6:.F6])" office:value-type="float" office:value="2023" calcext:value-type="float">
            <text:p>2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:.C6])" office:value-type="float" office:value="1204" calcext:value-type="float">
            <text:p>1204</text:p>
          </table:table-cell>
          <table:table-cell table:formula="of:=SUM([.D3:.D6])" office:value-type="float" office:value="1078" calcext:value-type="float">
            <text:p>1078</text:p>
          </table:table-cell>
          <table:table-cell table:formula="of:=SUM([.E3:.E6])" office:value-type="float" office:value="1439" calcext:value-type="float">
            <text:p>1439</text:p>
          </table:table-cell>
          <table:table-cell table:formula="of:=SUM([.F3:.F6])" office:value-type="float" office:value="1281" calcext:value-type="float">
            <text:p>1281</text:p>
          </table:table-cell>
          <table:table-cell table:formula="of:=SUM([.C7:.F7])" office:value-type="float" office:value="5002" calcext:value-type="float">
            <text:p>5002</text:p>
          </table:table-cell>
        </table:table-row>
      </table:table>
      <table:table table:name="models climate" table:style-name="ta1">
        <table:shapes>
          <draw:frame draw:z-index="0" draw:name="embedded object (OLE) 1" draw:style-name="gr1" draw:text-style-name="P1" svg:width="0.2cm" svg:height="0.474cm" svg:x="0cm" svg:y="8.56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2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2">
          <table:table-cell table:style-name="ce8" office:value-type="string" calcext:value-type="string">
            <text:p>Climate</text:p>
          </table:table-cell>
          <table:table-cell table:style-name="ce10" office:value-type="string" calcext:value-type="string">
            <text:p>α</text:p>
          </table:table-cell>
          <table:table-cell table:style-name="ce8" office:value-type="string" calcext:value-type="string">
            <text:p>Water (β<text:span text:style-name="T1">1</text:span>)</text:p>
          </table:table-cell>
          <table:table-cell table:style-name="ce8" office:value-type="string" calcext:value-type="string">
            <text:p>Emission (β<text:span text:style-name="T1">2</text:span>)</text:p>
          </table:table-cell>
          <table:table-cell table:style-name="ce8" office:value-type="string" calcext:value-type="string">
            <text:p>Water/Area (β<text:span text:style-name="T1">3</text:span>)</text:p>
          </table:table-cell>
          <table:table-cell table:style-name="ce8" office:value-type="string" calcext:value-type="string">
            <text:p>Emissions/Area (β<text:span text:style-name="T1">4</text:span>)</text:p>
          </table:table-cell>
          <table:table-cell table:style-name="ce15" office:value-type="string" calcext:value-type="string">
            <text:p>Water (β1+β3)</text:p>
          </table:table-cell>
          <table:table-cell table:style-name="ce15" office:value-type="string" calcext:value-type="string">
            <text:p>Emissions (β2+β4)</text:p>
          </table:table-cell>
          <table:table-cell table:style-name="ce15" office:value-type="string" calcext:value-type="string">
            <text:p>Emissions/Water </text:p>
            <text:p>(β2+β4)/(β1+β3)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float" office:value="4.593226" calcext:value-type="float">
            <text:p>4.593226</text:p>
          </table:table-cell>
          <table:table-cell office:value-type="float" office:value="-0.9626623" calcext:value-type="float">
            <text:p>-0.9626623</text:p>
          </table:table-cell>
          <table:table-cell office:value-type="float" office:value="0.6277194" calcext:value-type="float">
            <text:p>0.6277194</text:p>
          </table:table-cell>
          <table:table-cell office:value-type="float" office:value="0.2706259" calcext:value-type="float">
            <text:p>0.2706259</text:p>
          </table:table-cell>
          <table:table-cell office:value-type="float" office:value="-0.1978411" calcext:value-type="float">
            <text:p>-0.1978411</text:p>
          </table:table-cell>
          <table:table-cell table:formula="of:=[.C2]+[.E2]" office:value-type="float" office:value="-0.6920364" calcext:value-type="float">
            <text:p>-0.6920364</text:p>
          </table:table-cell>
          <table:table-cell table:formula="of:=[.D2]+[.F2]" office:value-type="float" office:value="0.4298783" calcext:value-type="float">
            <text:p>0.4298783</text:p>
          </table:table-cell>
          <table:table-cell table:formula="of:=[.H2]/[.G2]" office:value-type="float" office:value="-0.621178741465044" calcext:value-type="float">
            <text:p>-0.621178741465044</text:p>
          </table:table-cell>
        </table:table-row>
        <table:table-row table:style-name="ro3">
          <table:table-cell office:value-type="string" calcext:value-type="string">
            <text:p>Mild</text:p>
          </table:table-cell>
          <table:table-cell office:value-type="float" office:value="7.3526654" calcext:value-type="float">
            <text:p>7.3526654</text:p>
          </table:table-cell>
          <table:table-cell office:value-type="float" office:value="-1.0352822" calcext:value-type="float">
            <text:p>-1.0352822</text:p>
          </table:table-cell>
          <table:table-cell office:value-type="float" office:value="0.2651407" calcext:value-type="float">
            <text:p>0.2651407</text:p>
          </table:table-cell>
          <table:table-cell office:value-type="float" office:value="0.2632763" calcext:value-type="float">
            <text:p>0.2632763</text:p>
          </table:table-cell>
          <table:table-cell office:value-type="float" office:value="-0.1646552" calcext:value-type="float">
            <text:p>-0.1646552</text:p>
          </table:table-cell>
          <table:table-cell table:formula="of:=[.C3]+[.E3]" office:value-type="float" office:value="-0.7720059" calcext:value-type="float">
            <text:p>-0.7720059</text:p>
          </table:table-cell>
          <table:table-cell table:formula="of:=[.D3]+[.F3]" office:value-type="float" office:value="0.1004855" calcext:value-type="float">
            <text:p>0.1004855</text:p>
          </table:table-cell>
          <table:table-cell table:formula="of:=[.H3]/[.G3]" office:value-type="float" office:value="-0.130161570008727" calcext:value-type="float">
            <text:p>-0.130161570008727</text:p>
          </table:table-cell>
        </table:table-row>
        <table:table-row table:style-name="ro3">
          <table:table-cell office:value-type="string" calcext:value-type="string">
            <text:p>Warm</text:p>
          </table:table-cell>
          <table:table-cell office:value-type="float" office:value="6.0147994" calcext:value-type="float">
            <text:p>6.0147994</text:p>
          </table:table-cell>
          <table:table-cell office:value-type="float" office:value="-0.7782296" calcext:value-type="float">
            <text:p>-0.7782296</text:p>
          </table:table-cell>
          <table:table-cell office:value-type="float" office:value="0.2719166" calcext:value-type="float">
            <text:p>0.2719166</text:p>
          </table:table-cell>
          <table:table-cell office:value-type="float" office:value="0.2035461" calcext:value-type="float">
            <text:p>0.2035461</text:p>
          </table:table-cell>
          <table:table-cell office:value-type="float" office:value="-0.1357322" calcext:value-type="float">
            <text:p>-0.1357322</text:p>
          </table:table-cell>
          <table:table-cell table:formula="of:=[.C4]+[.E4]" office:value-type="float" office:value="-0.5746835" calcext:value-type="float">
            <text:p>-0.5746835</text:p>
          </table:table-cell>
          <table:table-cell table:formula="of:=[.D4]+[.F4]" office:value-type="float" office:value="0.1361844" calcext:value-type="float">
            <text:p>0.1361844</text:p>
          </table:table-cell>
          <table:table-cell table:formula="of:=[.H4]/[.G4]" office:value-type="float" office:value="-0.236972872894385" calcext:value-type="float">
            <text:p>-0.236972872894385</text:p>
          </table:table-cell>
        </table:table-row>
        <table:table-row table:style-name="ro3">
          <table:table-cell office:value-type="string" calcext:value-type="string">
            <text:p>Hot</text:p>
          </table:table-cell>
          <table:table-cell office:value-type="float" office:value="6.4238297" calcext:value-type="float">
            <text:p>6.4238297</text:p>
          </table:table-cell>
          <table:table-cell office:value-type="float" office:value="-1.1974311" calcext:value-type="float">
            <text:p>-1.1974311</text:p>
          </table:table-cell>
          <table:table-cell office:value-type="float" office:value="0.6248892" calcext:value-type="float">
            <text:p>0.6248892</text:p>
          </table:table-cell>
          <table:table-cell office:value-type="float" office:value="0.3358985" calcext:value-type="float">
            <text:p>0.3358985</text:p>
          </table:table-cell>
          <table:table-cell office:value-type="float" office:value="-0.2492429" calcext:value-type="float">
            <text:p>-0.2492429</text:p>
          </table:table-cell>
          <table:table-cell table:formula="of:=[.C5]+[.E5]" office:value-type="float" office:value="-0.8615326" calcext:value-type="float">
            <text:p>-0.8615326</text:p>
          </table:table-cell>
          <table:table-cell table:formula="of:=[.D5]+[.F5]" office:value-type="float" office:value="0.3756463" calcext:value-type="float">
            <text:p>0.3756463</text:p>
          </table:table-cell>
          <table:table-cell table:formula="of:=[.H5]/[.G5]" office:value-type="float" office:value="-0.436020993285687" calcext:value-type="float">
            <text:p>-0.436020993285687</text:p>
          </table:table-cell>
        </table:table-row>
        <table:table-row table:style-name="ro3">
          <table:table-cell office:value-type="string" calcext:value-type="string">
            <text:p>Damp</text:p>
          </table:table-cell>
          <table:table-cell office:value-type="float" office:value="4.7485797" calcext:value-type="float">
            <text:p>4.7485797</text:p>
          </table:table-cell>
          <table:table-cell office:value-type="float" office:value="-0.9674434" calcext:value-type="float">
            <text:p>-0.9674434</text:p>
          </table:table-cell>
          <table:table-cell office:value-type="float" office:value="0.5851924" calcext:value-type="float">
            <text:p>0.5851924</text:p>
          </table:table-cell>
          <table:table-cell office:value-type="float" office:value="0.2694796" calcext:value-type="float">
            <text:p>0.2694796</text:p>
          </table:table-cell>
          <table:table-cell office:value-type="float" office:value="-0.190001" calcext:value-type="float">
            <text:p>-0.190001</text:p>
          </table:table-cell>
          <table:table-cell table:formula="of:=[.C6]+[.E6]" office:value-type="float" office:value="-0.6979638" calcext:value-type="float">
            <text:p>-0.6979638</text:p>
          </table:table-cell>
          <table:table-cell table:formula="of:=[.D6]+[.F6]" office:value-type="float" office:value="0.3951914" calcext:value-type="float">
            <text:p>0.3951914</text:p>
          </table:table-cell>
          <table:table-cell table:formula="of:=[.H6]/[.G6]" office:value-type="float" office:value="-0.566206155677415" calcext:value-type="float">
            <text:p>-0.566206155677415</text:p>
          </table:table-cell>
        </table:table-row>
        <table:table-row table:style-name="ro3">
          <table:table-cell office:value-type="string" calcext:value-type="string">
            <text:p>Dry</text:p>
          </table:table-cell>
          <table:table-cell office:value-type="float" office:value="4.3037678" calcext:value-type="float">
            <text:p>4.3037678</text:p>
          </table:table-cell>
          <table:table-cell office:value-type="float" office:value="-1.0358298" calcext:value-type="float">
            <text:p>-1.0358298</text:p>
          </table:table-cell>
          <table:table-cell office:value-type="float" office:value="0.6372784" calcext:value-type="float">
            <text:p>0.6372784</text:p>
          </table:table-cell>
          <table:table-cell office:value-type="float" office:value="0.2596751" calcext:value-type="float">
            <text:p>0.2596751</text:p>
          </table:table-cell>
          <table:table-cell office:value-type="float" office:value="-0.1809378" calcext:value-type="float">
            <text:p>-0.1809378</text:p>
          </table:table-cell>
          <table:table-cell table:formula="of:=[.C7]+[.E7]" office:value-type="float" office:value="-0.7761547" calcext:value-type="float">
            <text:p>-0.7761547</text:p>
          </table:table-cell>
          <table:table-cell table:formula="of:=[.D7]+[.F7]" office:value-type="float" office:value="0.4563406" calcext:value-type="float">
            <text:p>0.4563406</text:p>
          </table:table-cell>
          <table:table-cell table:formula="of:=[.H7]/[.G7]" office:value-type="float" office:value="-0.587950572224841" calcext:value-type="float">
            <text:p>-0.587950572224841</text:p>
          </table:table-cell>
        </table:table-row>
        <table:table-row table:style-name="ro3">
          <table:table-cell office:value-type="string" calcext:value-type="string">
            <text:p>Very Dry</text:p>
          </table:table-cell>
          <table:table-cell office:value-type="float" office:value="7.75593154" calcext:value-type="float">
            <text:p>7.75593154</text:p>
          </table:table-cell>
          <table:table-cell office:value-type="float" office:value="-0.66890002" calcext:value-type="float">
            <text:p>-0.66890002</text:p>
          </table:table-cell>
          <table:table-cell office:value-type="float" office:value="0.09911206" calcext:value-type="float">
            <text:p>0.09911206</text:p>
          </table:table-cell>
          <table:table-cell office:value-type="float" office:value="0.19279963" calcext:value-type="float">
            <text:p>0.19279963</text:p>
          </table:table-cell>
          <table:table-cell office:value-type="float" office:value="-0.14192914" calcext:value-type="float">
            <text:p>-0.14192914</text:p>
          </table:table-cell>
          <table:table-cell table:formula="of:=[.C8]+[.E8]" office:value-type="float" office:value="-0.47610039" calcext:value-type="float">
            <text:p>-0.47610039</text:p>
          </table:table-cell>
          <table:table-cell table:formula="of:=[.D8]+[.F8]" office:value-type="float" office:value="-0.04281708" calcext:value-type="float">
            <text:p>-0.04281708</text:p>
          </table:table-cell>
          <table:table-cell table:formula="of:=[.H8]/[.G8]" office:value-type="float" office:value="0.0899328815924726" calcext:value-type="float">
            <text:p>0.0899328815924726</text:p>
          </table:table-cell>
        </table:table-row>
        <table:table-row table:style-name="ro3">
          <table:table-cell office:value-type="string" calcext:value-type="string">
            <text:p>Cool Damp</text:p>
          </table:table-cell>
          <table:table-cell office:value-type="float" office:value="4.8941117" calcext:value-type="float">
            <text:p>4.8941117</text:p>
          </table:table-cell>
          <table:table-cell office:value-type="float" office:value="-1.0413075" calcext:value-type="float">
            <text:p>-1.0413075</text:p>
          </table:table-cell>
          <table:table-cell office:value-type="float" office:value="0.6401185" calcext:value-type="float">
            <text:p>0.6401185</text:p>
          </table:table-cell>
          <table:table-cell office:value-type="float" office:value="0.3042855" calcext:value-type="float">
            <text:p>0.3042855</text:p>
          </table:table-cell>
          <table:table-cell office:value-type="float" office:value="-0.2147601" calcext:value-type="float">
            <text:p>-0.2147601</text:p>
          </table:table-cell>
          <table:table-cell table:formula="of:=[.C9]+[.E9]" office:value-type="float" office:value="-0.737022" calcext:value-type="float">
            <text:p>-0.737022</text:p>
          </table:table-cell>
          <table:table-cell table:formula="of:=[.D9]+[.F9]" office:value-type="float" office:value="0.4253584" calcext:value-type="float">
            <text:p>0.4253584</text:p>
          </table:table-cell>
          <table:table-cell table:formula="of:=[.H9]/[.G9]" office:value-type="float" office:value="-0.577131211822714" calcext:value-type="float">
            <text:p>-0.577131211822714</text:p>
          </table:table-cell>
        </table:table-row>
        <table:table-row table:style-name="ro3">
          <table:table-cell office:value-type="string" calcext:value-type="string">
            <text:p>Cool Dry</text:p>
          </table:table-cell>
          <table:table-cell office:value-type="float" office:value="4.6068768" calcext:value-type="float">
            <text:p>4.6068768</text:p>
          </table:table-cell>
          <table:table-cell office:value-type="float" office:value="-0.717414" calcext:value-type="float">
            <text:p>-0.717414</text:p>
          </table:table-cell>
          <table:table-cell office:value-type="float" office:value="0.4915915" calcext:value-type="float">
            <text:p>0.4915915</text:p>
          </table:table-cell>
          <table:table-cell office:value-type="float" office:value="0.1996843" calcext:value-type="float">
            <text:p>0.1996843</text:p>
          </table:table-cell>
          <table:table-cell office:value-type="float" office:value="-0.1586067" calcext:value-type="float">
            <text:p>-0.1586067</text:p>
          </table:table-cell>
          <table:table-cell table:formula="of:=[.C10]+[.E10]" office:value-type="float" office:value="-0.5177297" calcext:value-type="float">
            <text:p>-0.5177297</text:p>
          </table:table-cell>
          <table:table-cell table:formula="of:=[.D10]+[.F10]" office:value-type="float" office:value="0.3329848" calcext:value-type="float">
            <text:p>0.3329848</text:p>
          </table:table-cell>
          <table:table-cell table:formula="of:=[.H10]/[.G10]" office:value-type="float" office:value="-0.643163411332207" calcext:value-type="float">
            <text:p>-0.643163411332207</text:p>
          </table:table-cell>
        </table:table-row>
        <table:table-row table:style-name="ro3">
          <table:table-cell office:value-type="string" calcext:value-type="string">
            <text:p>Mild Dry</text:p>
          </table:table-cell>
          <table:table-cell office:value-type="float" office:value="5.706237" calcext:value-type="float">
            <text:p>5.706237</text:p>
          </table:table-cell>
          <table:table-cell office:value-type="float" office:value="-1.4852099" calcext:value-type="float">
            <text:p>-1.4852099</text:p>
          </table:table-cell>
          <table:table-cell office:value-type="float" office:value="0.5530611" calcext:value-type="float">
            <text:p>0.5530611</text:p>
          </table:table-cell>
          <table:table-cell office:value-type="float" office:value="0.3150169" calcext:value-type="float">
            <text:p>0.3150169</text:p>
          </table:table-cell>
          <table:table-cell office:value-type="float" office:value="-0.1727558" calcext:value-type="float">
            <text:p>-0.1727558</text:p>
          </table:table-cell>
          <table:table-cell table:formula="of:=[.C11]+[.E11]" office:value-type="float" office:value="-1.170193" calcext:value-type="float">
            <text:p>-1.170193</text:p>
          </table:table-cell>
          <table:table-cell table:formula="of:=[.D11]+[.F11]" office:value-type="float" office:value="0.3803053" calcext:value-type="float">
            <text:p>0.3803053</text:p>
          </table:table-cell>
          <table:table-cell table:formula="of:=[.H11]/[.G11]" office:value-type="float" office:value="-0.324993654892825" calcext:value-type="float">
            <text:p>-0.324993654892825</text:p>
          </table:table-cell>
        </table:table-row>
        <table:table-row table:style-name="ro2">
          <table:table-cell office:value-type="string" calcext:value-type="string">
            <text:p>Mild Very Dry</text:p>
          </table:table-cell>
          <table:table-cell office:value-type="float" office:value="7.5897262" calcext:value-type="float">
            <text:p>7.5897262</text:p>
          </table:table-cell>
          <table:table-cell office:value-type="float" office:value="-0.7330547" calcext:value-type="float">
            <text:p>-0.7330547</text:p>
          </table:table-cell>
          <table:table-cell office:value-type="float" office:value="0.210265" calcext:value-type="float">
            <text:p>0.210265</text:p>
          </table:table-cell>
          <table:table-cell office:value-type="float" office:value="0.2302315" calcext:value-type="float">
            <text:p>0.2302315</text:p>
          </table:table-cell>
          <table:table-cell office:value-type="float" office:value="-0.1760787" calcext:value-type="float">
            <text:p>-0.1760787</text:p>
          </table:table-cell>
          <table:table-cell table:formula="of:=[.C12]+[.E12]" office:value-type="float" office:value="-0.5028232" calcext:value-type="float">
            <text:p>-0.5028232</text:p>
          </table:table-cell>
          <table:table-cell table:formula="of:=[.D12]+[.F12]" office:value-type="float" office:value="0.0341863" calcext:value-type="float">
            <text:p>0.0341863</text:p>
          </table:table-cell>
          <table:table-cell table:formula="of:=[.H12]/[.G12]" office:value-type="float" office:value="-0.0679887085560094" calcext:value-type="float">
            <text:p>-0.0679887085560094</text:p>
          </table:table-cell>
        </table:table-row>
        <table:table-row table:style-name="ro3">
          <table:table-cell office:value-type="string" calcext:value-type="string">
            <text:p>Warm Damp</text:p>
          </table:table-cell>
          <table:table-cell office:value-type="float" office:value="4.5000499" calcext:value-type="float">
            <text:p>4.5000499</text:p>
          </table:table-cell>
          <table:table-cell office:value-type="float" office:value="-0.8578675" calcext:value-type="float">
            <text:p>-0.8578675</text:p>
          </table:table-cell>
          <table:table-cell office:value-type="float" office:value="0.4833056" calcext:value-type="float">
            <text:p>0.4833056</text:p>
          </table:table-cell>
          <table:table-cell office:value-type="float" office:value="0.2143317" calcext:value-type="float">
            <text:p>0.2143317</text:p>
          </table:table-cell>
          <table:table-cell office:value-type="float" office:value="-0.1471737" calcext:value-type="float">
            <text:p>-0.1471737</text:p>
          </table:table-cell>
          <table:table-cell table:formula="of:=[.C13]+[.E13]" office:value-type="float" office:value="-0.6435358" calcext:value-type="float">
            <text:p>-0.6435358</text:p>
          </table:table-cell>
          <table:table-cell table:formula="of:=[.D13]+[.F13]" office:value-type="float" office:value="0.3361319" calcext:value-type="float">
            <text:p>0.3361319</text:p>
          </table:table-cell>
          <table:table-cell table:formula="of:=[.H13]/[.G13]" office:value-type="float" office:value="-0.522320436563125" calcext:value-type="float">
            <text:p>-0.522320436563125</text:p>
          </table:table-cell>
        </table:table-row>
        <table:table-row table:style-name="ro3">
          <table:table-cell office:value-type="string" calcext:value-type="string">
            <text:p>Warm Dry</text:p>
          </table:table-cell>
          <table:table-cell office:value-type="float" office:value="2.6943129" calcext:value-type="float">
            <text:p>2.6943129</text:p>
          </table:table-cell>
          <table:table-cell office:value-type="float" office:value="-1.5445364" calcext:value-type="float">
            <text:p>-1.5445364</text:p>
          </table:table-cell>
          <table:table-cell office:value-type="float" office:value="1.0571985" calcext:value-type="float">
            <text:p>1.0571985</text:p>
          </table:table-cell>
          <table:table-cell office:value-type="float" office:value="0.4385911" calcext:value-type="float">
            <text:p>0.4385911</text:p>
          </table:table-cell>
          <table:table-cell office:value-type="float" office:value="-0.2665794" calcext:value-type="float">
            <text:p>-0.2665794</text:p>
          </table:table-cell>
          <table:table-cell table:formula="of:=[.C14]+[.E14]" office:value-type="float" office:value="-1.1059453" calcext:value-type="float">
            <text:p>-1.1059453</text:p>
          </table:table-cell>
          <table:table-cell table:formula="of:=[.D14]+[.F14]" office:value-type="float" office:value="0.7906191" calcext:value-type="float">
            <text:p>0.7906191</text:p>
          </table:table-cell>
          <table:table-cell table:formula="of:=[.H14]/[.G14]" office:value-type="float" office:value="-0.71488083542649" calcext:value-type="float">
            <text:p>-0.71488083542649</text:p>
          </table:table-cell>
        </table:table-row>
        <table:table-row table:style-name="ro2">
          <table:table-cell office:value-type="string" calcext:value-type="string">
            <text:p>Warm Very Dry</text:p>
          </table:table-cell>
          <table:table-cell office:value-type="float" office:value="8.39812894" calcext:value-type="float">
            <text:p>8.39812894</text:p>
          </table:table-cell>
          <table:table-cell office:value-type="float" office:value="-0.49082619" calcext:value-type="float">
            <text:p>-0.49082619</text:p>
          </table:table-cell>
          <table:table-cell office:value-type="float" office:value="-0.19018126" calcext:value-type="float">
            <text:p>-0.19018126</text:p>
          </table:table-cell>
          <table:table-cell office:value-type="float" office:value="0.12714817" calcext:value-type="float">
            <text:p>0.12714817</text:p>
          </table:table-cell>
          <table:table-cell office:value-type="float" office:value="-0.07658123" calcext:value-type="float">
            <text:p>-0.07658123</text:p>
          </table:table-cell>
          <table:table-cell table:formula="of:=[.C15]+[.E15]" office:value-type="float" office:value="-0.36367802" calcext:value-type="float">
            <text:p>-0.36367802</text:p>
          </table:table-cell>
          <table:table-cell table:formula="of:=[.D15]+[.F15]" office:value-type="float" office:value="-0.26676249" calcext:value-type="float">
            <text:p>-0.26676249</text:p>
          </table:table-cell>
          <table:table-cell table:formula="of:=[.H15]/[.G15]" office:value-type="float" office:value="0.733512819938912" calcext:value-type="float">
            <text:p>0.733512819938912</text:p>
          </table:table-cell>
        </table:table-row>
        <table:table-row table:style-name="ro4">
          <table:table-cell office:value-type="string" calcext:value-type="string">
            <text:p>Hot Very Dry</text:p>
          </table:table-cell>
          <table:table-cell office:value-type="float" office:value="6.4400077" calcext:value-type="float">
            <text:p>6.4400077</text:p>
          </table:table-cell>
          <table:table-cell office:value-type="float" office:value="-1.2121135" calcext:value-type="float">
            <text:p>-1.2121135</text:p>
          </table:table-cell>
          <table:table-cell office:value-type="float" office:value="0.6299761" calcext:value-type="float">
            <text:p>0.6299761</text:p>
          </table:table-cell>
          <table:table-cell office:value-type="float" office:value="0.3374298" calcext:value-type="float">
            <text:p>0.3374298</text:p>
          </table:table-cell>
          <table:table-cell office:value-type="float" office:value="-0.2496929" calcext:value-type="float">
            <text:p>-0.2496929</text:p>
          </table:table-cell>
          <table:table-cell table:formula="of:=[.C16]+[.E16]" office:value-type="float" office:value="-0.8746837" calcext:value-type="float">
            <text:p>-0.8746837</text:p>
          </table:table-cell>
          <table:table-cell table:formula="of:=[.D16]+[.F16]" office:value-type="float" office:value="0.3802832" calcext:value-type="float">
            <text:p>0.3802832</text:p>
          </table:table-cell>
          <table:table-cell table:formula="of:=[.H16]/[.G16]" office:value-type="float" office:value="-0.434766533319416" calcext:value-type="float">
            <text:p>-0.434766533319416</text:p>
          </table:table-cell>
        </table:table-row>
      </table:table>
      <table:table table:name="models regional" table:style-name="ta1">
        <table:table-column table:style-name="co3" table:number-columns-repeated="2" table:default-cell-style-name="ce11"/>
        <table:table-column table:style-name="co4" table:default-cell-style-name="ce11"/>
        <table:table-column table:style-name="co9" table:number-columns-repeated="2" table:default-cell-style-name="ce11"/>
        <table:table-column table:style-name="co4" table:default-cell-style-name="ce11"/>
        <table:table-column table:style-name="co9" table:default-cell-style-name="Default"/>
        <table:table-column table:style-name="co3" table:number-columns-repeated="2" table:default-cell-style-name="Default"/>
        <table:table-row table:style-name="ro5">
          <table:table-cell table:style-name="ce15" office:value-type="string" calcext:value-type="string">
            <text:p>Region</text:p>
          </table:table-cell>
          <table:table-cell table:style-name="ce10" office:value-type="string" calcext:value-type="string">
            <text:p>α</text:p>
          </table:table-cell>
          <table:table-cell table:style-name="ce8" office:value-type="string" calcext:value-type="string">
            <text:p>Water (β<text:span text:style-name="T1">1</text:span>)</text:p>
          </table:table-cell>
          <table:table-cell table:style-name="ce8" office:value-type="string" calcext:value-type="string">
            <text:p>Emission (β<text:span text:style-name="T1">2</text:span>)</text:p>
          </table:table-cell>
          <table:table-cell table:style-name="ce8" office:value-type="string" calcext:value-type="string">
            <text:p>Water/Area (β<text:span text:style-name="T1">3</text:span>)</text:p>
          </table:table-cell>
          <table:table-cell table:style-name="ce8" office:value-type="string" calcext:value-type="string">
            <text:p>Emissions/Area (β<text:span text:style-name="T1">4</text:span>)</text:p>
          </table:table-cell>
          <table:table-cell table:style-name="ce15" office:value-type="string" calcext:value-type="string">
            <text:p>Water (β1+β3)</text:p>
          </table:table-cell>
          <table:table-cell table:style-name="ce15" office:value-type="string" calcext:value-type="string">
            <text:p>Emissions (β2+β4)</text:p>
          </table:table-cell>
          <table:table-cell table:style-name="ce15" office:value-type="string" calcext:value-type="string">
            <text:p>Emissions/Water </text:p>
            <text:p>(β2+β4)/(β1+β3)</text:p>
          </table:table-cell>
        </table:table-row>
        <table:table-row table:style-name="ro4">
          <table:table-cell office:value-type="string" calcext:value-type="string">
            <text:p>Langhorne Creek</text:p>
          </table:table-cell>
          <table:table-cell office:value-type="float" office:value="3.4142421" calcext:value-type="float">
            <text:p>3.4142421</text:p>
          </table:table-cell>
          <table:table-cell office:value-type="float" office:value="-0.4502688" calcext:value-type="float">
            <text:p>-0.4502688</text:p>
          </table:table-cell>
          <table:table-cell office:value-type="float" office:value="0.4233174" calcext:value-type="float">
            <text:p>0.4233174</text:p>
          </table:table-cell>
          <table:table-cell office:value-type="float" office:value="0.1177078" calcext:value-type="float">
            <text:p>0.1177078</text:p>
          </table:table-cell>
          <table:table-cell office:value-type="float" office:value="-0.1102126" calcext:value-type="float">
            <text:p>-0.1102126</text:p>
          </table:table-cell>
          <table:table-cell table:formula="of:=[.C2]+[.E2]" office:value-type="float" office:value="-0.332561" calcext:value-type="float">
            <text:p>-0.332561</text:p>
          </table:table-cell>
          <table:table-cell table:formula="of:=[.D2]+[.F2]" office:value-type="float" office:value="0.3131048" calcext:value-type="float">
            <text:p>0.3131048</text:p>
          </table:table-cell>
          <table:table-cell table:formula="of:=[.H2]/[.G2]" office:value-type="float" office:value="-0.941495845874892" calcext:value-type="float">
            <text:p>-0.941495845874892</text:p>
          </table:table-cell>
        </table:table-row>
        <table:table-row table:style-name="ro4">
          <table:table-cell office:value-type="string" calcext:value-type="string">
            <text:p>Clare Valley</text:p>
          </table:table-cell>
          <table:table-cell office:value-type="float" office:value="1.8374789" calcext:value-type="float">
            <text:p>1.8374789</text:p>
          </table:table-cell>
          <table:table-cell office:value-type="float" office:value="-2.1283983" calcext:value-type="float">
            <text:p>-2.1283983</text:p>
          </table:table-cell>
          <table:table-cell office:value-type="float" office:value="1.4067472" calcext:value-type="float">
            <text:p>1.4067472</text:p>
          </table:table-cell>
          <table:table-cell office:value-type="float" office:value="0.559591" calcext:value-type="float">
            <text:p>0.559591</text:p>
          </table:table-cell>
          <table:table-cell office:value-type="float" office:value="-0.3232434" calcext:value-type="float">
            <text:p>-0.3232434</text:p>
          </table:table-cell>
          <table:table-cell table:formula="of:=[.C3]+[.E3]" office:value-type="float" office:value="-1.5688073" calcext:value-type="float">
            <text:p>-1.5688073</text:p>
          </table:table-cell>
          <table:table-cell table:formula="of:=[.D3]+[.F3]" office:value-type="float" office:value="1.0835038" calcext:value-type="float">
            <text:p>1.0835038</text:p>
          </table:table-cell>
          <table:table-cell table:formula="of:=[.H3]/[.G3]" office:value-type="float" office:value="-0.690654486373183" calcext:value-type="float">
            <text:p>-0.690654486373183</text:p>
          </table:table-cell>
        </table:table-row>
        <table:table-row table:style-name="ro4">
          <table:table-cell office:value-type="string" calcext:value-type="string">
            <text:p>McLaren Vale</text:p>
          </table:table-cell>
          <table:table-cell office:value-type="float" office:value="6.4661128" calcext:value-type="float">
            <text:p>6.4661128</text:p>
          </table:table-cell>
          <table:table-cell office:value-type="float" office:value="-0.9113377" calcext:value-type="float">
            <text:p>-0.9113377</text:p>
          </table:table-cell>
          <table:table-cell office:value-type="float" office:value="0.6495685" calcext:value-type="float">
            <text:p>0.6495685</text:p>
          </table:table-cell>
          <table:table-cell office:value-type="float" office:value="0.4912088" calcext:value-type="float">
            <text:p>0.4912088</text:p>
          </table:table-cell>
          <table:table-cell office:value-type="float" office:value="-0.3609035" calcext:value-type="float">
            <text:p>-0.3609035</text:p>
          </table:table-cell>
          <table:table-cell table:formula="of:=[.C4]+[.E4]" office:value-type="float" office:value="-0.4201289" calcext:value-type="float">
            <text:p>-0.4201289</text:p>
          </table:table-cell>
          <table:table-cell table:formula="of:=[.D4]+[.F4]" office:value-type="float" office:value="0.288665" calcext:value-type="float">
            <text:p>0.288665</text:p>
          </table:table-cell>
          <table:table-cell table:formula="of:=[.H4]/[.G4]" office:value-type="float" office:value="-0.687086748852555" calcext:value-type="float">
            <text:p>-0.687086748852555</text:p>
          </table:table-cell>
        </table:table-row>
        <table:table-row table:style-name="ro4">
          <table:table-cell office:value-type="string" calcext:value-type="string">
            <text:p>Coonawarra</text:p>
          </table:table-cell>
          <table:table-cell office:value-type="float" office:value="5.0332286" calcext:value-type="float">
            <text:p>5.0332286</text:p>
          </table:table-cell>
          <table:table-cell office:value-type="float" office:value="-0.5875915" calcext:value-type="float">
            <text:p>-0.5875915</text:p>
          </table:table-cell>
          <table:table-cell office:value-type="float" office:value="0.4238879" calcext:value-type="float">
            <text:p>0.4238879</text:p>
          </table:table-cell>
          <table:table-cell office:value-type="float" office:value="0.1760317" calcext:value-type="float">
            <text:p>0.1760317</text:p>
          </table:table-cell>
          <table:table-cell office:value-type="float" office:value="-0.152237" calcext:value-type="float">
            <text:p>-0.152237</text:p>
          </table:table-cell>
          <table:table-cell table:formula="of:=[.C5]+[.E5]" office:value-type="float" office:value="-0.4115598" calcext:value-type="float">
            <text:p>-0.4115598</text:p>
          </table:table-cell>
          <table:table-cell table:formula="of:=[.D5]+[.F5]" office:value-type="float" office:value="0.2716509" calcext:value-type="float">
            <text:p>0.2716509</text:p>
          </table:table-cell>
          <table:table-cell table:formula="of:=[.H5]/[.G5]" office:value-type="float" office:value="-0.660052075056893" calcext:value-type="float">
            <text:p>-0.660052075056893</text:p>
          </table:table-cell>
        </table:table-row>
        <table:table-row table:style-name="ro4">
          <table:table-cell office:value-type="string" calcext:value-type="string">
            <text:p>Margaret River</text:p>
          </table:table-cell>
          <table:table-cell office:value-type="float" office:value="4.2328684" calcext:value-type="float">
            <text:p>4.2328684</text:p>
          </table:table-cell>
          <table:table-cell office:value-type="float" office:value="-0.7189669" calcext:value-type="float">
            <text:p>-0.7189669</text:p>
          </table:table-cell>
          <table:table-cell office:value-type="float" office:value="0.4718339" calcext:value-type="float">
            <text:p>0.4718339</text:p>
          </table:table-cell>
          <table:table-cell office:value-type="float" office:value="0.1789968" calcext:value-type="float">
            <text:p>0.1789968</text:p>
          </table:table-cell>
          <table:table-cell office:value-type="float" office:value="-0.137234" calcext:value-type="float">
            <text:p>-0.137234</text:p>
          </table:table-cell>
          <table:table-cell table:formula="of:=[.C6]+[.E6]" office:value-type="float" office:value="-0.5399701" calcext:value-type="float">
            <text:p>-0.5399701</text:p>
          </table:table-cell>
          <table:table-cell table:formula="of:=[.D6]+[.F6]" office:value-type="float" office:value="0.3345999" calcext:value-type="float">
            <text:p>0.3345999</text:p>
          </table:table-cell>
          <table:table-cell table:formula="of:=[.H6]/[.G6]" office:value-type="float" office:value="-0.619663755456089" calcext:value-type="float">
            <text:p>-0.619663755456089</text:p>
          </table:table-cell>
        </table:table-row>
        <table:table-row table:style-name="ro1">
          <table:table-cell office:value-type="string" calcext:value-type="string">
            <text:p>Swan Hill</text:p>
          </table:table-cell>
          <table:table-cell office:value-type="float" office:value="4.289457" calcext:value-type="float">
            <text:p>4.289457</text:p>
          </table:table-cell>
          <table:table-cell office:value-type="float" office:value="-1.3769567" calcext:value-type="float">
            <text:p>-1.3769567</text:p>
          </table:table-cell>
          <table:table-cell office:value-type="float" office:value="0.8412658" calcext:value-type="float">
            <text:p>0.8412658</text:p>
          </table:table-cell>
          <table:table-cell office:value-type="float" office:value="0.288638" calcext:value-type="float">
            <text:p>0.288638</text:p>
          </table:table-cell>
          <table:table-cell office:value-type="float" office:value="-0.2026694" calcext:value-type="float">
            <text:p>-0.2026694</text:p>
          </table:table-cell>
          <table:table-cell table:formula="of:=[.C7]+[.E7]" office:value-type="float" office:value="-1.0883187" calcext:value-type="float">
            <text:p>-1.0883187</text:p>
          </table:table-cell>
          <table:table-cell table:formula="of:=[.D7]+[.F7]" office:value-type="float" office:value="0.6385964" calcext:value-type="float">
            <text:p>0.6385964</text:p>
          </table:table-cell>
          <table:table-cell table:formula="of:=[.H7]/[.G7]" office:value-type="float" office:value="-0.586773341301587" calcext:value-type="float">
            <text:p>-0.586773341301587</text:p>
          </table:table-cell>
        </table:table-row>
        <table:table-row table:style-name="ro1">
          <table:table-cell office:value-type="string" calcext:value-type="string">
            <text:p>Padthaway</text:p>
          </table:table-cell>
          <table:table-cell office:value-type="float" office:value="3.89884501" calcext:value-type="float">
            <text:p>3.89884501</text:p>
          </table:table-cell>
          <table:table-cell office:value-type="float" office:value="-0.50544788" calcext:value-type="float">
            <text:p>-0.50544788</text:p>
          </table:table-cell>
          <table:table-cell office:value-type="float" office:value="0.31811227" calcext:value-type="float">
            <text:p>0.31811227</text:p>
          </table:table-cell>
          <table:table-cell office:value-type="float" office:value="0.10679207" calcext:value-type="float">
            <text:p>0.10679207</text:p>
          </table:table-cell>
          <table:table-cell office:value-type="float" office:value="-0.08542486" calcext:value-type="float">
            <text:p>-0.08542486</text:p>
          </table:table-cell>
          <table:table-cell table:formula="of:=[.C8]+[.E8]" office:value-type="float" office:value="-0.39865581" calcext:value-type="float">
            <text:p>-0.39865581</text:p>
          </table:table-cell>
          <table:table-cell table:formula="of:=[.D8]+[.F8]" office:value-type="float" office:value="0.23268741" calcext:value-type="float">
            <text:p>0.23268741</text:p>
          </table:table-cell>
          <table:table-cell table:formula="of:=[.H8]/[.G8]" office:value-type="float" office:value="-0.583679966936892" calcext:value-type="float">
            <text:p>-0.583679966936892</text:p>
          </table:table-cell>
        </table:table-row>
        <table:table-row table:style-name="ro4">
          <table:table-cell office:value-type="string" calcext:value-type="string">
            <text:p>Adelaide Hills</text:p>
          </table:table-cell>
          <table:table-cell office:value-type="float" office:value="5.2608739" calcext:value-type="float">
            <text:p>5.2608739</text:p>
          </table:table-cell>
          <table:table-cell office:value-type="float" office:value="-1.197148" calcext:value-type="float">
            <text:p>-1.197148</text:p>
          </table:table-cell>
          <table:table-cell office:value-type="float" office:value="0.738729" calcext:value-type="float">
            <text:p>0.738729</text:p>
          </table:table-cell>
          <table:table-cell office:value-type="float" office:value="0.4124644" calcext:value-type="float">
            <text:p>0.4124644</text:p>
          </table:table-cell>
          <table:table-cell office:value-type="float" office:value="-0.2814542" calcext:value-type="float">
            <text:p>-0.2814542</text:p>
          </table:table-cell>
          <table:table-cell table:formula="of:=[.C9]+[.E9]" office:value-type="float" office:value="-0.7846836" calcext:value-type="float">
            <text:p>-0.7846836</text:p>
          </table:table-cell>
          <table:table-cell table:formula="of:=[.D9]+[.F9]" office:value-type="float" office:value="0.4572748" calcext:value-type="float">
            <text:p>0.4572748</text:p>
          </table:table-cell>
          <table:table-cell table:formula="of:=[.H9]/[.G9]" office:value-type="float" office:value="-0.58275055066781" calcext:value-type="float">
            <text:p>-0.58275055066781</text:p>
          </table:table-cell>
        </table:table-row>
        <table:table-row table:style-name="ro1">
          <table:table-cell office:value-type="string" calcext:value-type="string">
            <text:p>Riverland</text:p>
          </table:table-cell>
          <table:table-cell office:value-type="float" office:value="6.0590191" calcext:value-type="float">
            <text:p>6.0590191</text:p>
          </table:table-cell>
          <table:table-cell office:value-type="float" office:value="-1.9259088" calcext:value-type="float">
            <text:p>-1.9259088</text:p>
          </table:table-cell>
          <table:table-cell office:value-type="float" office:value="1.0443449" calcext:value-type="float">
            <text:p>1.0443449</text:p>
          </table:table-cell>
          <table:table-cell office:value-type="float" office:value="0.437484" calcext:value-type="float">
            <text:p>0.437484</text:p>
          </table:table-cell>
          <table:table-cell office:value-type="float" office:value="-0.3003342" calcext:value-type="float">
            <text:p>-0.3003342</text:p>
          </table:table-cell>
          <table:table-cell table:formula="of:=[.C10]+[.E10]" office:value-type="float" office:value="-1.4884248" calcext:value-type="float">
            <text:p>-1.4884248</text:p>
          </table:table-cell>
          <table:table-cell table:formula="of:=[.D10]+[.F10]" office:value-type="float" office:value="0.7440107" calcext:value-type="float">
            <text:p>0.7440107</text:p>
          </table:table-cell>
          <table:table-cell table:formula="of:=[.H10]/[.G10]" office:value-type="float" office:value="-0.499864487611332" calcext:value-type="float">
            <text:p>-0.499864487611332</text:p>
          </table:table-cell>
        </table:table-row>
        <table:table-row table:style-name="ro4">
          <table:table-cell office:value-type="string" calcext:value-type="string">
            <text:p>Murray Darling</text:p>
          </table:table-cell>
          <table:table-cell office:value-type="float" office:value="7.1146123" calcext:value-type="float">
            <text:p>7.1146123</text:p>
          </table:table-cell>
          <table:table-cell office:value-type="float" office:value="-1.9185228" calcext:value-type="float">
            <text:p>-1.9185228</text:p>
          </table:table-cell>
          <table:table-cell office:value-type="float" office:value="1.0322882" calcext:value-type="float">
            <text:p>1.0322882</text:p>
          </table:table-cell>
          <table:table-cell office:value-type="float" office:value="0.6497541" calcext:value-type="float">
            <text:p>0.6497541</text:p>
          </table:table-cell>
          <table:table-cell office:value-type="float" office:value="-0.4501103" calcext:value-type="float">
            <text:p>-0.4501103</text:p>
          </table:table-cell>
          <table:table-cell table:formula="of:=[.C11]+[.E11]" office:value-type="float" office:value="-1.2687687" calcext:value-type="float">
            <text:p>-1.2687687</text:p>
          </table:table-cell>
          <table:table-cell table:formula="of:=[.D11]+[.F11]" office:value-type="float" office:value="0.5821779" calcext:value-type="float">
            <text:p>0.5821779</text:p>
          </table:table-cell>
          <table:table-cell table:formula="of:=[.H11]/[.G11]" office:value-type="float" office:value="-0.458852665580417" calcext:value-type="float">
            <text:p>-0.458852665580417</text:p>
          </table:table-cell>
        </table:table-row>
        <table:table-row table:style-name="ro4">
          <table:table-cell office:value-type="string" calcext:value-type="string">
            <text:p>Wrattonbully</text:p>
          </table:table-cell>
          <table:table-cell office:value-type="float" office:value="4.7153382" calcext:value-type="float">
            <text:p>4.7153382</text:p>
          </table:table-cell>
          <table:table-cell office:value-type="float" office:value="-1.0905974" calcext:value-type="float">
            <text:p>-1.0905974</text:p>
          </table:table-cell>
          <table:table-cell office:value-type="float" office:value="0.5157727" calcext:value-type="float">
            <text:p>0.5157727</text:p>
          </table:table-cell>
          <table:table-cell office:value-type="float" office:value="0.2523228" calcext:value-type="float">
            <text:p>0.2523228</text:p>
          </table:table-cell>
          <table:table-cell office:value-type="float" office:value="-0.1533145" calcext:value-type="float">
            <text:p>-0.1533145</text:p>
          </table:table-cell>
          <table:table-cell table:formula="of:=[.C12]+[.E12]" office:value-type="float" office:value="-0.8382746" calcext:value-type="float">
            <text:p>-0.8382746</text:p>
          </table:table-cell>
          <table:table-cell table:formula="of:=[.D12]+[.F12]" office:value-type="float" office:value="0.3624582" calcext:value-type="float">
            <text:p>0.3624582</text:p>
          </table:table-cell>
          <table:table-cell table:formula="of:=[.H12]/[.G12]" office:value-type="float" office:value="-0.432385998573737" calcext:value-type="float">
            <text:p>-0.432385998573737</text:p>
          </table:table-cell>
        </table:table-row>
        <table:table-row table:style-name="ro1">
          <table:table-cell office:value-type="string" calcext:value-type="string">
            <text:p>Tasmania</text:p>
          </table:table-cell>
          <table:table-cell office:value-type="float" office:value="6.0904063" calcext:value-type="float">
            <text:p>6.0904063</text:p>
          </table:table-cell>
          <table:table-cell office:value-type="float" office:value="-1.0986419" calcext:value-type="float">
            <text:p>-1.0986419</text:p>
          </table:table-cell>
          <table:table-cell office:value-type="float" office:value="0.5129328" calcext:value-type="float">
            <text:p>0.5129328</text:p>
          </table:table-cell>
          <table:table-cell office:value-type="float" office:value="0.2695272" calcext:value-type="float">
            <text:p>0.2695272</text:p>
          </table:table-cell>
          <table:table-cell office:value-type="float" office:value="-0.1843412" calcext:value-type="float">
            <text:p>-0.1843412</text:p>
          </table:table-cell>
          <table:table-cell table:formula="of:=[.C13]+[.E13]" office:value-type="float" office:value="-0.8291147" calcext:value-type="float">
            <text:p>-0.8291147</text:p>
          </table:table-cell>
          <table:table-cell table:formula="of:=[.D13]+[.F13]" office:value-type="float" office:value="0.3285916" calcext:value-type="float">
            <text:p>0.3285916</text:p>
          </table:table-cell>
          <table:table-cell table:formula="of:=[.H13]/[.G13]" office:value-type="float" office:value="-0.396316215355969" calcext:value-type="float">
            <text:p>-0.396316215355969</text:p>
          </table:table-cell>
        </table:table-row>
        <table:table-row table:style-name="ro4">
          <table:table-cell office:value-type="string" calcext:value-type="string">
            <text:p>Yarra Valley</text:p>
          </table:table-cell>
          <table:table-cell office:value-type="float" office:value="4.6357922" calcext:value-type="float">
            <text:p>4.6357922</text:p>
          </table:table-cell>
          <table:table-cell office:value-type="float" office:value="-1.372454" calcext:value-type="float">
            <text:p>-1.372454</text:p>
          </table:table-cell>
          <table:table-cell office:value-type="float" office:value="0.5345769" calcext:value-type="float">
            <text:p>0.5345769</text:p>
          </table:table-cell>
          <table:table-cell office:value-type="float" office:value="0.3546901" calcext:value-type="float">
            <text:p>0.3546901</text:p>
          </table:table-cell>
          <table:table-cell office:value-type="float" office:value="-0.1672181" calcext:value-type="float">
            <text:p>-0.1672181</text:p>
          </table:table-cell>
          <table:table-cell table:formula="of:=[.C14]+[.E14]" office:value-type="float" office:value="-1.0177639" calcext:value-type="float">
            <text:p>-1.0177639</text:p>
          </table:table-cell>
          <table:table-cell table:formula="of:=[.D14]+[.F14]" office:value-type="float" office:value="0.3673588" calcext:value-type="float">
            <text:p>0.3673588</text:p>
          </table:table-cell>
          <table:table-cell table:formula="of:=[.H14]/[.G14]" office:value-type="float" office:value="-0.360946974047714" calcext:value-type="float">
            <text:p>-0.360946974047714</text:p>
          </table:table-cell>
        </table:table-row>
        <table:table-row table:style-name="ro4">
          <table:table-cell office:value-type="string" calcext:value-type="string">
            <text:p>Eden Valley</text:p>
          </table:table-cell>
          <table:table-cell office:value-type="float" office:value="7.3194149" calcext:value-type="float">
            <text:p>7.3194149</text:p>
          </table:table-cell>
          <table:table-cell office:value-type="float" office:value="-1.8591603" calcext:value-type="float">
            <text:p>-1.8591603</text:p>
          </table:table-cell>
          <table:table-cell office:value-type="float" office:value="0.5251981" calcext:value-type="float">
            <text:p>0.5251981</text:p>
          </table:table-cell>
          <table:table-cell office:value-type="float" office:value="0.5158467" calcext:value-type="float">
            <text:p>0.5158467</text:p>
          </table:table-cell>
          <table:table-cell office:value-type="float" office:value="-0.246515" calcext:value-type="float">
            <text:p>-0.246515</text:p>
          </table:table-cell>
          <table:table-cell table:formula="of:=[.C15]+[.E15]" office:value-type="float" office:value="-1.3433136" calcext:value-type="float">
            <text:p>-1.3433136</text:p>
          </table:table-cell>
          <table:table-cell table:formula="of:=[.D15]+[.F15]" office:value-type="float" office:value="0.2786831" calcext:value-type="float">
            <text:p>0.2786831</text:p>
          </table:table-cell>
          <table:table-cell table:formula="of:=[.H15]/[.G15]" office:value-type="float" office:value="-0.20745944952839" calcext:value-type="float">
            <text:p>-0.20745944952839</text:p>
          </table:table-cell>
        </table:table-row>
        <table:table-row table:style-name="ro4">
          <table:table-cell office:value-type="string" calcext:value-type="string">
            <text:p>Barossa Valley</text:p>
          </table:table-cell>
          <table:table-cell office:value-type="float" office:value="9.1966782" calcext:value-type="float">
            <text:p>9.1966782</text:p>
          </table:table-cell>
          <table:table-cell office:value-type="float" office:value="-0.459353" calcext:value-type="float">
            <text:p>-0.459353</text:p>
          </table:table-cell>
          <table:table-cell office:value-type="float" office:value="-0.2474728" calcext:value-type="float">
            <text:p>-0.2474728</text:p>
          </table:table-cell>
          <table:table-cell office:value-type="float" office:value="0.1787852" calcext:value-type="float">
            <text:p>0.1787852</text:p>
          </table:table-cell>
          <table:table-cell office:value-type="float" office:value="-0.1043594" calcext:value-type="float">
            <text:p>-0.1043594</text:p>
          </table:table-cell>
          <table:table-cell table:formula="of:=[.C16]+[.E16]" office:value-type="float" office:value="-0.2805678" calcext:value-type="float">
            <text:p>-0.2805678</text:p>
          </table:table-cell>
          <table:table-cell table:formula="of:=[.D16]+[.F16]" office:value-type="float" office:value="-0.3518322" calcext:value-type="float">
            <text:p>-0.3518322</text:p>
          </table:table-cell>
          <table:table-cell table:formula="of:=[.H16]/[.G16]" office:value-type="float" office:value="1.25400063727912" calcext:value-type="float">
            <text:p>1.25400063727912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  <table:table-row table:style-name="ro1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ce11"/>
          <table:table-cell/>
        </table:table-row>
      </table:table>
      <table:named-expressions/>
      <table:database-ranges>
        <table:database-range table:name="__Anonymous_Sheet_DB__6" table:target-range-address="'models climate'.A1:'models climate'.K24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'models regional'.A1:'models regional'.I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yce Polley</meta:initial-creator>
    <meta:creation-date>2023-02-14T13:34:51.416907266</meta:creation-date>
    <dc:date>2023-03-20T10:47:03.335603400</dc:date>
    <dc:creator>Bryce Polley</dc:creator>
    <meta:editing-duration>PT5H17M22S</meta:editing-duration>
    <meta:editing-cycles>30</meta:editing-cycles>
    <meta:generator>LibreOffice/7.3.7.2$Linux_X86_64 LibreOffice_project/30$Build-2</meta:generator>
    <meta:document-statistic meta:table-count="8" meta:cell-count="545" meta:object-count="1"/>
  </office:meta>
</office:document-meta>
</file>

<file path=Object 1/content.xml><?xml version="1.0" encoding="utf-8"?>
<math xmlns="http://www.w3.org/1998/Math/MathML" display="block"/>
</file>